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D4000003D42EE64C8F.png"/>
  <manifest:file-entry manifest:media-type="image/jpeg" manifest:full-path="Pictures/1000000000000150000001A991580D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333333" fo:font-size="9pt" fo:language="th" fo:country="TH" fo:font-weight="bold" style:font-name-asian="Arial Unicode MS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333333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333333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>
      <style:table-cell-properties fo:border-bottom="0.002cm solid #000000" fo:border-left="none" fo:border-right="none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none" fo:border-left="none" fo:border-right="none" fo:border-top="0.002cm solid #000000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8" style:family="table-cell" style:parent-style-name="Default">
      <style:table-cell-properties fo:border="0.002cm solid #000000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41" style:family="table-cell" style:parent-style-name="Default">
      <style:table-cell-properties fo:border-bottom="0.002cm solid #000000" style:text-align-source="value-type" style:repeat-content="false" fo:border-left="0.002cm solid #000000" fo:border-right="none" fo:border-top="none"/>
      <style:paragraph-properties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style:text-align-source="value-type" style:repeat-content="false" fo:border-left="0.002cm solid #000000" fo:border-right="none" fo:border-top="0.002cm solid #000000"/>
      <style:paragraph-properties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3" office:value-type="string">
            <text:p>แบบสำรวจ ด่านชั่งน้ำหนัก รถบรรทุก การทางพิเศษ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1" office:value-type="string">
            <text:p><text:s text:c="5"/>วันที่ <text:span text:style-name="T1">23 </text:span><text:span text:style-name="T1">ตุลาคม </text:span><text:span text:style-name="T1">2565</text:span>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>
            <text:p><text:s text:c="5"/>สถานที่ <text:span text:style-name="T1">ด่านฯ ดินแดง</text:span>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30"/>
          <table:table-cell table:style-name="ce16" office:value-type="string">
            <text:p>สถานะ</text:p>
          </table:table-cell>
          <table:table-cell table:style-name="ce29"/>
          <table:table-cell table:style-name="ce6"/>
          <table:table-cell table:style-name="ce24"/>
        </table:table-row>
        <table:table-row table:style-name="ro1">
          <table:table-cell table:style-name="ce3" office:value-type="string">
            <text:p>ลำดับ</text:p>
          </table:table-cell>
          <table:table-cell table:style-name="ce7" office:value-type="string">
            <text:p>รายการ</text:p>
          </table:table-cell>
          <table:table-cell table:style-name="ce25"/>
          <table:table-cell table:style-name="ce31" office:value-type="string">
            <text:p>จำนวน</text:p>
          </table:table-cell>
          <table:table-cell table:style-name="ce36" office:value-type="string">
            <text:p>ใช้งานได้</text:p>
          </table:table-cell>
          <table:table-cell table:style-name="ce4" office:value-type="string">
            <text:p>ใช้งานไม่ได้</text:p>
          </table:table-cell>
          <table:table-cell table:style-name="ce7" office:value-type="string">
            <text:p>หมายเหตุ</text:p>
          </table:table-cell>
          <table:table-cell table:style-name="ce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<text:s text:c="9"/>แท่นชั่งน้ำหนัก</text:p>
          </table:table-cell>
          <table:table-cell table:style-name="ce26"/>
          <table:table-cell table:style-name="ce32" office:value-type="float" office:value="1">
            <text:p>1</text:p>
          </table:table-cell>
          <table:table-cell table:style-name="ce15">
            <draw:frame table:end-cell-address="Sheet1.E10" table:end-x="1.407cm" table:end-y="0.376cm" draw:z-index="0" draw:name="Graphics 1" draw:style-name="gr1" draw:text-style-name="P1" svg:width="0.641cm" svg:height="0.374cm" svg:x="0.766cm" svg:y="0.002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39"/>
          <table:table-cell table:style-name="ce4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โหลดเซล</text:p>
          </table:table-cell>
          <table:table-cell table:style-name="ce27"/>
          <table:table-cell table:style-name="ce3" office:value-type="float" office:value="6">
            <text:p>6</text:p>
          </table:table-cell>
          <table:table-cell table:style-name="ce15">
            <draw:frame table:end-cell-address="Sheet1.E11" table:end-x="1.294cm" table:end-y="0.38cm" draw:z-index="3" draw:name="Graphics 1" draw:style-name="gr1" draw:text-style-name="P1" svg:width="0.641cm" svg:height="0.374cm" svg:x="0.653cm" svg:y="0.006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7"/>
          <table:table-cell table:style-name="ce40" office:value-type="string">
            <text:p>Commander</text:p>
          </table:table-cell>
          <table:table-cell table:style-name="ce2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string">
            <text:p>กล่องรวมสัญญาณ (J-Boxes)</text:p>
          </table:table-cell>
          <table:table-cell table:style-name="ce28"/>
          <table:table-cell table:style-name="ce3" office:value-type="float" office:value="1">
            <text:p>1</text:p>
          </table:table-cell>
          <table:table-cell table:style-name="ce15">
            <draw:frame table:end-cell-address="Sheet1.E12" table:end-x="1.294cm" table:end-y="0.382cm" draw:z-index="4" draw:name="Graphics 1" draw:style-name="gr1" draw:text-style-name="P1" svg:width="0.641cm" svg:height="0.374cm" svg:x="0.653cm" svg:y="0.008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40" office:value-type="string">
            <text:p>Commander</text:p>
          </table:table-cell>
          <table:table-cell table:style-name="ce4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<text:s/>เครื่องแสดงค่าน้ำหนัก (หัวอ่าน)</text:p>
          </table:table-cell>
          <table:table-cell table:style-name="ce25"/>
          <table:table-cell table:style-name="ce3" office:value-type="float" office:value="1">
            <text:p>1</text:p>
          </table:table-cell>
          <table:table-cell table:style-name="ce37">
            <draw:frame table:end-cell-address="Sheet1.E13" table:end-x="1.321cm" table:end-y="0.384cm" draw:z-index="5" draw:name="Graphics 1" draw:style-name="gr1" draw:text-style-name="P1" svg:width="0.641cm" svg:height="0.374cm" svg:x="0.68cm" svg:y="0.01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40" office:value-type="string">
            <text:p>Commander</text:p>
          </table:table-cell>
          <table:table-cell table:style-name="ce25" office:value-type="string">
            <text:p>HP-10D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2" office:value-type="string">
            <text:p><text:s/>จอแสดงผลภายนอก (Remote Display)</text:p>
          </table:table-cell>
          <table:table-cell table:style-name="ce27"/>
          <table:table-cell table:style-name="ce3" office:value-type="float" office:value="1">
            <text:p>1</text:p>
          </table:table-cell>
          <table:table-cell table:style-name="ce27">
            <draw:frame table:end-cell-address="Sheet1.E14" table:end-x="1.322cm" table:end-y="0.386cm" draw:z-index="6" draw:name="Graphics 1" draw:style-name="gr1" draw:text-style-name="P1" svg:width="0.641cm" svg:height="0.374cm" svg:x="0.681cm" svg:y="0.012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7"/>
          <table:table-cell table:style-name="ce39"/>
          <table:table-cell table:style-name="ce4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3" office:value-type="string">
            <text:p><text:s/>ปั๊มน้ำแบบดูดตะกอน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7"/>
          <table:table-cell table:style-name="ce13"/>
          <table:table-cell table:style-name="ce41" office:value-type="string">
            <text:p>ไม่สามารถทดสอบการทำงานได้</text:p>
          </table:table-cell>
          <table:table-cell table:style-name="ce29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4" office:value-type="string">
            <text:p>ตู้ควบคุมปั๊มน้ำ</text:p>
          </table:table-cell>
          <table:table-cell table:style-name="ce29"/>
          <table:table-cell table:style-name="ce3" office:value-type="float" office:value="1">
            <text:p>1</text:p>
          </table:table-cell>
          <table:table-cell table:style-name="ce15"/>
          <table:table-cell table:style-name="ce38">
            <draw:frame table:end-cell-address="Sheet1.F16" table:end-x="1.266cm" table:end-y="0.363cm" draw:z-index="9" draw:name="Graphics 2" draw:style-name="gr1" draw:text-style-name="P1" svg:width="0.363cm" svg:height="0.347cm" svg:x="0.903cm" svg:y="0.016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4" office:value-type="string">
            <text:p>ชำรุด ไม่สั่งการปั๊มดูดตะกอน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3" office:value-type="string">
            <text:p><text:s/>สัญญาณไฟจราจร เขียว แดง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7">
            <draw:frame table:end-cell-address="Sheet1.E17" table:end-x="1.349cm" table:end-y="0.384cm" draw:z-index="11" draw:name="Graphics 1" draw:style-name="gr1" draw:text-style-name="P1" svg:width="0.641cm" svg:height="0.374cm" svg:x="0.708cm" svg:y="0.01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1" office:value-type="string">
            <text:p>ไฟเขียว แดง ใช้งานได้</text:p>
          </table:table-cell>
          <table:table-cell table:style-name="ce25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5" office:value-type="string">
            <text:p>ตู้ควบคุม สัญญาณไฟจราจร</text:p>
          </table:table-cell>
          <table:table-cell table:style-name="ce29"/>
          <table:table-cell table:style-name="ce3" office:value-type="float" office:value="1">
            <text:p>1</text:p>
          </table:table-cell>
          <table:table-cell table:style-name="ce15">
            <draw:frame table:end-cell-address="Sheet1.E18" table:end-x="1.377cm" table:end-y="0.421cm" draw:z-index="7" draw:name="Graphics 1" draw:style-name="gr1" draw:text-style-name="P1" svg:width="0.641cm" svg:height="0.374cm" svg:x="0.736cm" svg:y="0.047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15"/>
          <table:table-cell table:style-name="ce44" office:value-type="string">
            <text:p>สั่งการแบบ manual ได้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6" office:value-type="string">
            <text:p>คอมพิวเตอร์</text:p>
          </table:table-cell>
          <table:table-cell table:style-name="ce29"/>
          <table:table-cell table:style-name="ce33" office:value-type="string">
            <text:p>-</text:p>
          </table:table-cell>
          <table:table-cell table:style-name="ce15"/>
          <table:table-cell table:style-name="ce38"/>
          <table:table-cell table:style-name="ce16" office:value-type="string">
            <text:p>ไม่มี</text:p>
          </table:table-cell>
          <table:table-cell table:style-name="ce29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17" office:value-type="string">
            <text:p>Printer</text:p>
          </table:table-cell>
          <table:table-cell table:style-name="ce29"/>
          <table:table-cell table:style-name="ce33" office:value-type="string">
            <text:p>-</text:p>
          </table:table-cell>
          <table:table-cell table:style-name="ce15"/>
          <table:table-cell table:style-name="ce38"/>
          <table:table-cell table:style-name="ce16" office:value-type="string">
            <text:p>ไม่มี</text:p>
          </table:table-cell>
          <table:table-cell table:style-name="ce29"/>
        </table:table-row>
        <table:table-row table:style-name="ro3">
          <table:table-cell table:style-name="ce5"/>
          <table:table-cell table:style-name="ce18"/>
          <table:table-cell table:style-name="ce13"/>
          <table:table-cell table:style-name="ce34"/>
          <table:table-cell table:style-name="ce2"/>
          <table:table-cell table:style-name="ce13"/>
          <table:table-cell table:style-name="ce42" office:value-type="string">
            <text:p>ทางออก, กล้อง Fixed</text:p>
          </table:table-cell>
          <table:table-cell table:style-name="ce2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9" office:value-type="string">
            <text:p>กล้องโทรทัศน์วงจรปิด</text:p>
          </table:table-cell>
          <table:table-cell table:style-name="ce13"/>
          <table:table-cell table:style-name="ce35" office:value-type="float" office:value="2">
            <text:p>2</text:p>
          </table:table-cell>
          <table:table-cell table:style-name="ce37"/>
          <table:table-cell table:style-name="ce13"/>
          <table:table-cell table:style-name="ce41" office:value-type="string">
            <text:p>ไม่สามารถทดสอบการทำงานได้</text:p>
          </table:table-cell>
          <table:table-cell table:style-name="ce2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20" office:value-type="string">
            <text:p>เครื่องบันทึกภาพโทรทัศน์วงจรปิด</text:p>
          </table:table-cell>
          <table:table-cell table:style-name="ce29"/>
          <table:table-cell table:style-name="ce33" office:value-type="string">
            <text:p>-</text:p>
          </table:table-cell>
          <table:table-cell table:style-name="ce15"/>
          <table:table-cell table:style-name="ce38"/>
          <table:table-cell table:style-name="ce16" office:value-type="string">
            <text:p>ไม่มี</text:p>
          </table:table-cell>
          <table:table-cell table:style-name="ce29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5" office:value-type="string">
            <text:p>ฐานรองรับโหลดเซล</text:p>
          </table:table-cell>
          <table:table-cell table:style-name="ce29"/>
          <table:table-cell table:style-name="ce32" office:value-type="float" office:value="6">
            <text:p>6</text:p>
          </table:table-cell>
          <table:table-cell table:style-name="ce15">
            <draw:frame table:end-cell-address="Sheet1.E24" table:end-x="1.435cm" table:end-y="0.393cm" draw:z-index="2" draw:name="Graphics 1" draw:style-name="gr1" draw:text-style-name="P1" svg:width="0.641cm" svg:height="0.374cm" svg:x="0.794cm" svg:y="0.019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15"/>
          <table:table-cell table:style-name="ce4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5" office:value-type="string">
            <text:p>เหล็กฉากขอบบ่อแท่นชั่ง</text:p>
          </table:table-cell>
          <table:table-cell table:style-name="ce29"/>
          <table:table-cell table:style-name="ce33"/>
          <table:table-cell table:style-name="ce15">
            <draw:frame table:end-cell-address="Sheet1.E25" table:end-x="1.35cm" table:end-y="0.408cm" draw:z-index="10" draw:name="Graphics 1" draw:style-name="gr1" draw:text-style-name="P1" svg:width="0.641cm" svg:height="0.374cm" svg:x="0.709cm" svg:y="0.034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16"/>
          <table:table-cell table:style-name="ce29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6" office:value-type="string">
            <text:p>Stopper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15">
            <draw:frame table:end-cell-address="Sheet1.E26" table:end-x="1.266cm" table:end-y="0.398cm" draw:z-index="8" draw:name="Graphics 1" draw:style-name="gr1" draw:text-style-name="P1" svg:width="0.641cm" svg:height="0.374cm" svg:x="0.625cm" svg:y="0.024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38"/>
          <table:table-cell table:style-name="ce20" office:value-type="string">
            <text:p>4 ชุด Side &amp; End Stopper</text:p>
          </table:table-cell>
          <table:table-cell table:style-name="ce29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5" office:value-type="string">
            <text:p>ระบบกราวนด์แท่นชั่งน้ำหนัก</text:p>
          </table:table-cell>
          <table:table-cell table:style-name="ce29"/>
          <table:table-cell table:style-name="ce33" office:value-type="string">
            <text:p>-</text:p>
          </table:table-cell>
          <table:table-cell table:style-name="ce15"/>
          <table:table-cell table:style-name="ce38">
            <draw:frame table:end-cell-address="Sheet1.F27" table:end-x="1.185cm" table:end-y="0.36cm" draw:z-index="1" draw:name="Graphics 2" draw:style-name="gr1" draw:text-style-name="P1" svg:width="0.363cm" svg:height="0.347cm" svg:x="0.822cm" svg:y="0.01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6" office:value-type="string">
            <text:p>ไม่มี</text:p>
          </table:table-cell>
          <table:table-cell table:style-name="ce29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>
            <text:p>เสนอแน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ลงชื่อ ปกรลัมภณ์, สมพงษ์</text:p>
          </table:table-cell>
          <table:table-cell table:number-columns-repeated="3"/>
          <table:table-cell office:value-type="string">
            <text:p>ลงชื่อ …............................................</text:p>
          </table:table-cell>
          <table:table-cell table:number-columns-repeated="2"/>
        </table:table-row>
        <table:table-row table:style-name="ro2">
          <table:table-cell/>
          <table:table-cell table:style-name="ce22"/>
          <table:table-cell table:style-name="ce22" office:value-type="string">
            <text:p>(ช่างผู้เข้าดำเนินงาน)</text:p>
          </table:table-cell>
          <table:table-cell table:style-name="ce22"/>
          <table:table-cell/>
          <table:table-cell table:style-name="ce22"/>
          <table:table-cell table:style-name="ce22" office:value-type="string">
            <text:p>(เจ้าหน้าที่การทางพิเศษ)</text:p>
          </table:table-cell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3">23/10/2022</text:date>, <text:time>22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2-10-19T18:27:58.65</meta:creation-date>
    <dc:date>2022-10-23T22:30:38.96</dc:date>
    <dc:creator>Sompong Jongmeesuk</dc:creator>
    <meta:editing-duration>PT3H45M26S</meta:editing-duration>
    <meta:editing-cycles>54</meta:editing-cycles>
    <meta:generator>OpenOffice/4.1.13$Win32 OpenOffice.org_project/4113m1$Build-9810</meta:generator>
    <meta:document-statistic meta:table-count="1" meta:cell-count="83" meta:object-count="12"/>
  </office:meta>
</office:document-meta>
</file>